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288" officeooo:paragraph-rsid="001585d3"/>
    </style:style>
    <style:style style:name="T1" style:family="text">
      <style:text-properties fo:color="#111111" style:font-name="Source Sans Pro" fo:font-size="12pt" fo:letter-spacing="normal" fo:font-style="normal" fo:font-weight="normal" officeooo:rsid="0016d314" style:font-style-asian="normal" style:font-style-complex="normal"/>
    </style:style>
    <style:style style:name="T2" style:family="text">
      <style:text-properties fo:color="#111111" style:font-name="Source Sans Pro" fo:font-size="12pt" fo:letter-spacing="normal" fo:font-style="normal" fo:font-weight="normal" officeooo:rsid="0014ddb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2">8 improbable things:</text:span></text:span></text:p>
      <text:p text:style-name="P1"><text:span text:style-name="Emphasis"><text:span text:style-name="T2"/></text:span></text:p>
      <text:p text:style-name="P1"><text:span text:style-name="Emphasis"><text:span text:style-name="T2">1) When I first started commuting by bicycle, I was hostile to cars and considered myself exempt from traffic laws. Then one day I came across a the aftermath of a fatal bicycle accident. Feeling less sure that life long commuting by bicycle was a long term prospect I began reading bike stats and about bike safety. Not only have I completely </text:span></text:span><text:span text:style-name="Emphasis"><text:span text:style-name="T1">riding conduct</text:span></text:span><text:span text:style-name="Emphasis"><text:span text:style-name="T2"> I’ve printed some copies of the article and when I see a young kid riding without a helmet or passing cars through an intersection on the right I give them the article and a small lecture. I’m not sure how many lives I’ve saved.</text:span></text:span></text:p>
      <text:p text:style-name="P1"><text:span text:style-name="Emphasis"><text:span text:style-name="T2"/></text:span></text:p>
      <text:p text:style-name="P1"><text:span text:style-name="Emphasis"><text:span text:style-name="T2">2) I enjoy riding uphill about as much as I enjoy riding downhill.</text:span></text:span></text:p>
      <text:p text:style-name="P1"><text:span text:style-name="Emphasis"><text:span text:style-name="T2"/></text:span></text:p>
      <text:p text:style-name="P1"><text:span text:style-name="Emphasis"><text:span text:style-name="T2">3) In the future, I will marry Rhianna and have several kids with her (you asked for improbable).</text:span></text:span></text:p>
      <text:p text:style-name="P1"><text:span text:style-name="Emphasis"><text:span text:style-name="T2">4) </text:span></text:span><text:span text:style-name="Emphasis"><text:span text:style-name="T1">The first time I had sushi was when I was twenty, the first time I had Thai food was when I was 25, the first time I had Indian food was when I was 30, the first time I had Korean was this month at 35. There’s a Jewish bakery that I hear makes good matzo, hope to try it before 40.</text:span></text:span></text:p>
      <text:p text:style-name="P1"><text:span text:style-name="Emphasis"><text:span text:style-name="T1"/></text:span></text:p>
      <text:p text:style-name="P1"><text:span text:style-name="Emphasis"><text:span text:style-name="T1">5) My pathway into academics was one whose only external influence was youtube. The fact that I’m applying to the Knight-Hennessey Scholarship in which my acceptance is probably improbable, but potentially possible, is itself improbab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5:27:40.274439221</meta:creation-date>
    <dc:date>2017-09-26T17:45:59.536472155</dc:date>
    <meta:editing-duration>PT2H8M19S</meta:editing-duration>
    <meta:editing-cycles>1</meta:editing-cycles>
    <meta:document-statistic meta:table-count="0" meta:image-count="0" meta:object-count="0" meta:page-count="1" meta:paragraph-count="6" meta:word-count="240" meta:character-count="1291" meta:non-whitespace-character-count="1057"/>
    <meta:generator>LibreOffice/5.1.6.2$Linux_X86_64 LibreOffice_project/10m0$Build-2</meta:generator>
  </office:meta>
</office:document-meta>
</file>